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75cm" fo:min-width="21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3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1.95cm" fo:min-width="5.1cm"/>
    </style:style>
    <style:style style:name="gr6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21.8cm" svg:height="13cm" svg:x="4cm" svg:y="0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cm" svg:height="1.2cm" svg:x="5.4cm" svg:y="1.2cm">
          <draw:text-box>
            <text:p>.org</text:p>
          </draw:text-box>
        </draw:frame>
        <draw:frame draw:style-name="gr3" draw:text-style-name="P2" draw:layer="layout" svg:width="5cm" svg:height="1.673cm" svg:x="5.7cm" svg:y="1.427cm">
          <draw:text-box>
            <text:p><text:s text:c="23"/>geekwisdom</text:p>
          </draw:text-box>
        </draw:frame>
        <draw:line draw:style-name="gr4" draw:text-style-name="P3" draw:layer="layout" svg:x1="5.2cm" svg:y1="2.8cm" svg:x2="5.2cm" svg:y2="1.4cm">
          <text:p/>
        </draw:line>
        <draw:line draw:style-name="gr4" draw:text-style-name="P3" draw:layer="layout" svg:x1="5.2cm" svg:y1="2.5cm" svg:x2="5.6cm" svg:y2="2.5cm">
          <text:p/>
        </draw:line>
        <draw:custom-shape draw:style-name="gr5" draw:text-style-name="P4" draw:layer="layout" svg:width="5.6cm" svg:height="2.2cm" svg:x="5.4cm" svg:y="3.6cm">
          <text:p text:style-name="P1">GWSetting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6cm" svg:height="2.2cm" svg:x="11.8cm" svg:y="3.6cm">
          <text:p text:style-name="P1">GWLogg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6cm" svg:height="2.2cm" svg:x="18cm" svg:y="3.6cm">
          <text:p text:style-name="P1">GWDBConnectio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6cm" svg:height="2.2cm" svg:x="5.4cm" svg:y="6.6cm">
          <text:p text:style-name="P1">GWDataTabl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6cm" svg:height="2.2cm" svg:x="12cm" svg:y="6.6cm">
          <text:p text:style-name="P1">GWQ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6cm" svg:height="2.2cm" svg:x="18cm" svg:y="6.6cm">
          <text:p text:style-name="P1">GWDataIO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6cm" svg:height="2.2cm" svg:x="12cm" svg:y="10cm">
          <text:p text:style-name="P1">GWEZWebServi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21:58:49.349858820</meta:creation-date>
    <meta:editing-duration>PT8M5S</meta:editing-duration>
    <meta:editing-cycles>2</meta:editing-cycles>
    <meta:generator>LibreOffice/6.0.7.3$Linux_X86_64 LibreOffice_project/00m0$Build-3</meta:generator>
    <dc:title>DNA</dc:title>
    <dc:date>2020-05-15T22:18:44.848934979</dc:date>
    <meta:document-statistic meta:object-count="36"/>
  </office:meta>
</office:document-meta>
</file>